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CJK SC Regular1" svg:font-family="'Noto Sans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7df" officeooo:paragraph-rsid="000ba7df"/>
    </style:style>
    <style:style style:name="P2" style:family="paragraph" style:parent-style-name="Text_20_body">
      <style:text-properties officeooo:rsid="000ba7df" officeooo:paragraph-rsid="000ba7df"/>
    </style:style>
    <style:style style:name="P3" style:family="paragraph" style:parent-style-name="Text_20_body">
      <style:text-properties officeooo:rsid="000c23b9" officeooo:paragraph-rsid="000c23b9"/>
    </style:style>
    <style:style style:name="P4" style:family="paragraph" style:parent-style-name="Text_20_body">
      <style:text-properties officeooo:rsid="000cb28c" officeooo:paragraph-rsid="000cb28c"/>
    </style:style>
    <style:style style:name="P5" style:family="paragraph" style:parent-style-name="Text_20_body">
      <style:text-properties officeooo:rsid="000d3d5c" officeooo:paragraph-rsid="000d3d5c"/>
    </style:style>
    <style:style style:name="P6" style:family="paragraph" style:parent-style-name="Text_20_body">
      <style:text-properties officeooo:rsid="000efe06" officeooo:paragraph-rsid="000efe06"/>
    </style:style>
    <style:style style:name="P7" style:family="paragraph" style:parent-style-name="Text_20_body">
      <style:text-properties fo:font-weight="bold" officeooo:paragraph-rsid="000cb28c" style:font-weight-asian="bold" style:font-weight-complex="bold"/>
    </style:style>
    <style:style style:name="P8" style:family="paragraph" style:parent-style-name="Text_20_body">
      <style:text-properties fo:font-weight="bold" officeooo:rsid="000efe06" officeooo:paragraph-rsid="000efe06" style:font-weight-asian="bold" style:font-weight-complex="bold"/>
    </style:style>
    <style:style style:name="P9" style:family="paragraph" style:parent-style-name="Heading_20_2">
      <style:text-properties officeooo:rsid="000ba7df" officeooo:paragraph-rsid="000ba7df"/>
    </style:style>
    <style:style style:name="P10" style:family="paragraph" style:parent-style-name="Heading_20_2">
      <style:text-properties officeooo:rsid="000c23b9" officeooo:paragraph-rsid="000c23b9"/>
    </style:style>
    <style:style style:name="T1" style:family="text">
      <style:text-properties officeooo:rsid="000cb28c"/>
    </style:style>
    <style:style style:name="T2" style:family="text">
      <style:text-properties fo:font-variant="normal" fo:text-transform="none" fo:color="#24292e" style:font-name="SFMono-Regular" fo:font-size="9pt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Semana 1</text:h>
      <text:h text:style-name="Heading_20_2" text:outline-level="2">instalar editor de texto Atom</text:h>
      <text:p text:style-name="P1">www.atom.io</text:p>
      <text:p text:style-name="P1">Descargamos fichero .deb</text:p>
      <text:p text:style-name="P1">intentando instalar me dio un error, porque tenía dependencias con git</text:p>
      <text:p text:style-name="P1">simplemente, ejecuto sudo apt install -f y se solucionó, ya tengo atom instalado</text:p>
      <text:p text:style-name="P1"/>
      <text:h text:style-name="Heading_20_2" text:outline-level="2">instalar git</text:h>
      <text:p text:style-name="P1">desde línea de comandos</text:p>
      <text:p text:style-name="P1">git --version</text:p>
      <text:p text:style-name="P1">y efectivamente me sale que tengo instalada la versión 2.7.4</text:p>
      <text:p text:style-name="P1"/>
      <text:h text:style-name="P9" text:outline-level="2">instalar nodeJS</text:h>
      <text:p text:style-name="P2">www.nodejs.org y en la sección de descargas lo descargamos</text:p>
      <text:p text:style-name="P3">Simplemente descomprimimos el fichero .zip y añadimos al path del sistema la ruta hasta la carpeta bin</text:p>
      <text:p text:style-name="P3">export PATH=$PATH:/home/moises/Descargas/node-v8.10.0-linux-x64/bin/</text:p>
      <text:p text:style-name="P3">comprobamos que todo ha ido bien con</text:p>
      <text:p text:style-name="P3">node --version</text:p>
      <text:p text:style-name="P3">comprobamos tambień que npm ha ido bien con</text:p>
      <text:p text:style-name="P3">npm --version</text:p>
      <text:h text:style-name="P10" text:outline-level="2">Instalar browser sync</text:h>
      <text:p text:style-name="P3">www.browsersync.io</text:p>
      <text:p text:style-name="P3">y luego</text:p>
      <text:p text:style-name="P3">sudo npm install -g browser-sync</text:p>
      <text:p text:style-name="P3">al terminar, simplmente</text:p>
      <text:p text:style-name="P3">browser-sync --version</text:p>
      <text:p text:style-name="P3"/>
      <text:h text:style-name="Heading_20_2" text:outline-level="2">Github</text:h>
      <text:p text:style-name="P4">Creamos la cuenta</text:p>
      <text:p text:style-name="P4">Y marcamos para poder utilizar github para mostrar nuestras páginas</text:p>
      <text:p text:style-name="P4"><text:soft-page-break/>Clonar nuestro repositorio github en local</text:p>
      <text:p text:style-name="P7"><text:span text:style-name="T1">git clone </text:span><text:span text:style-name="T2">https://github.com/moisespd/coursera-test.git</text:span></text:p>
      <text:p text:style-name="P5">apm install atom-shell-commands</text:p>
      <text:p text:style-name="P5">y luego, desde nuestra carpeta coursera-test, escribimos</text:p>
      <text:p text:style-name="P5">atom .</text:p>
      <text:p text:style-name="P5">y nos abre atom ya dentro de nuestra carpeta coursera</text:p>
      <text:p text:style-name="P6">Creamos un fichero index.html y guardamos</text:p>
      <text:p text:style-name="P8">git status</text:p>
      <text:p text:style-name="P6">nos marca que hay un fichero nuevo que no ha sido añadido al repsotorio</text:p>
      <text:p text:style-name="P8">git add .</text:p>
      <text:p text:style-name="P6">añadimos todos los cambios al repositorio</text:p>
      <text:p text:style-name="P8">git status</text:p>
      <text:p text:style-name="P6">nos indica ahora que hay un fichero nuevo marcado para ser añadido al repositorio</text:p>
      <text:p text:style-name="P8">git commit -m "comentario"</text:p>
      <text:p text:style-name="P6">añadimos los ficheros que han sufrido cambios al repositorio</text:p>
      <text:p text:style-name="P8">git push</text:p>
      <text:p text:style-name="P6">y con esto hemos subido nuestros cambios locales a github</text:p>
      <text:p text:style-name="P8">http://moisespd.github.io/coursera-test/</text:p>
      <text:p text:style-name="P6">Visito mi página de github y ya vemo mi fichero index.html public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CJK SC Regular1" svg:font-family="'Noto Sans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CJK SC Regular1" style:font-family-asian="'Noto Sans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13:55.949868982</meta:creation-date>
    <dc:date>2018-03-28T15:18:55.210135934</dc:date>
    <meta:editing-duration>PT13M36S</meta:editing-duration>
    <meta:editing-cycles>1</meta:editing-cycles>
    <meta:document-statistic meta:table-count="0" meta:image-count="0" meta:object-count="0" meta:page-count="2" meta:paragraph-count="46" meta:word-count="252" meta:character-count="1657" meta:non-whitespace-character-count="1455"/>
    <meta:generator>LibreOffice/6.0.0.3$Linux_X86_64 LibreOffice_project/64a0f66915f38c6217de274f0aa8e15618924765</meta:generator>
  </office:meta>
</office:document-meta>
</file>